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, Courier New" svg:font-family="'Arial, Courier New', Consolas, 'Courier New', monospace"/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2" style:family="paragraph" style:parent-style-name="Heading_20_2">
      <style:paragraph-properties fo:margin-left="0cm" fo:margin-right="0cm" fo:orphans="2" fo:widows="2" fo:text-indent="0cm" style:auto-text-indent="false" fo:padding-left="0cm" fo:padding-right="0cm" fo:padding-top="0.049cm" fo:padding-bottom="0cm" fo:border-left="none" fo:border-right="none" fo:border-top="0.035cm solid #ff6347" fo:border-bottom="none"/>
      <style:text-properties fo:font-variant="normal" fo:text-transform="none" fo:color="#ff6347" style:font-name="Raleway" fo:font-size="14pt" fo:letter-spacing="normal" fo:font-style="normal" fo:font-weight="bold"/>
    </style:style>
    <style:style style:name="P3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>
        <style:background-image/>
      </style:paragraph-properties>
    </style:style>
    <style:style style:name="P4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="0cm" fo:border="none">
        <style:background-image/>
      </style:paragraph-properties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Heading_20_1">
      <style:text-properties fo:font-variant="normal" fo:text-transform="none" fo:color="#ff6347" style:text-line-through-style="none" style:font-name="Raleway" fo:font-size="15pt" fo:letter-spacing="normal" fo:font-style="normal" style:text-underline-style="none" fo:font-weight="bold" style:text-blinking="false"/>
    </style:style>
    <style:style style:name="P10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P11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 fo:padding="0cm" fo:border="none">
        <style:background-image/>
      </style:paragraph-properties>
    </style:style>
    <style:style style:name="P12" style:family="paragraph" style:parent-style-name="Text_20_body">
      <style:paragraph-properties fo:margin-top="0cm" fo:margin-bottom="0cm"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3" style:family="paragraph" style:parent-style-name="Text_20_body">
      <style:text-properties fo:color="#566270" style:text-line-through-style="none" style:font-name="sans-serif" fo:font-size="15pt" style:text-underline-style="none" style:text-blinking="false"/>
    </style:style>
    <style:style style:name="P14" style:family="paragraph" style:parent-style-name="Text_20_body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5" style:family="paragraph" style:parent-style-name="Text_20_body">
      <style:paragraph-properties fo:orphans="2" fo:widows="2" fo:padding-left="0cm" fo:padding-right="0cm" fo:padding-top="0.049cm" fo:padding-bottom="0cm" fo:border-left="none" fo:border-right="none" fo:border-top="0.035cm solid #ff6347" fo:border-bottom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17" style:family="paragraph" style:parent-style-name="Text_20_body" style:list-style-name="L1">
      <style:paragraph-properties fo:margin-top="0cm" fo:margin-bottom="0.794cm" fo:orphans="2" fo:widows="2" fo:padding="0cm" fo:border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18" style:family="paragraph" style:parent-style-name="Text_20_body" style:list-style-name="L1">
      <style:paragraph-properties fo:margin-top="0cm" fo:margin-bottom="0.794cm" fo:orphans="2" fo:widows="2" fo:padding="0cm" fo:border="none"/>
    </style:style>
    <style:style style:name="P19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P20" style:family="paragraph" style:parent-style-name="Standard">
      <style:paragraph-properties style:line-height-at-least="0.503cm"/>
      <style:text-properties fo:color="#d4d4d4" style:font-name="Arial, Courier New" fo:font-size="10.5pt" fo:font-weight="bold" fo:background-color="#1e1e1e"/>
    </style:style>
    <style:style style:name="P21" style:family="paragraph" style:parent-style-name="Standard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T1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06bc0" style:font-name="Open Sans" fo:letter-spacing="normal" fo:font-style="normal" fo:font-weight="normal" fo:background-color="#eeeeee"/>
    </style:style>
    <style:style style:name="T3" style:family="text">
      <style:text-properties fo:font-variant="normal" fo:text-transform="none" fo:color="#444444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444444" style:font-name="Open Sans" fo:font-size="14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444444" style:font-name="Open Sans" fo:font-size="14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T7" style:family="text">
      <style:text-properties fo:font-variant="normal" fo:text-transform="none" fo:color="#222222" style:font-name="Open Sans" fo:font-size="14pt" fo:letter-spacing="normal" fo:font-style="normal" fo:font-weight="normal"/>
    </style:style>
    <style:style style:name="T8" style:family="text">
      <style:text-properties fo:font-variant="normal" fo:text-transform="none" fo:color="#222222" style:font-name="Open Sans" fo:font-size="14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ffc600" style:font-name="Consolas" fo:font-size="14pt" fo:letter-spacing="normal" fo:font-style="normal" fo:font-weight="normal" fo:background-color="#193549"/>
    </style:style>
    <style:style style:name="T10" style:family="text">
      <style:text-properties fo:font-variant="normal" fo:text-transform="none" fo:color="#80ffbb" style:font-name="Consolas" fo:font-size="14pt" fo:letter-spacing="normal" fo:font-style="normal" fo:font-weight="normal" fo:background-color="#193549"/>
    </style:style>
    <style:style style:name="T11" style:family="text">
      <style:text-properties fo:font-variant="normal" fo:text-transform="none" fo:color="#80ffbb" fo:letter-spacing="normal" fo:background-color="#193549"/>
    </style:style>
    <style:style style:name="T12" style:family="text">
      <style:text-properties fo:font-variant="normal" fo:text-transform="none" fo:color="#a5ff90" style:font-name="Consolas" fo:font-size="14pt" fo:letter-spacing="normal" fo:font-style="normal" fo:font-weight="normal" fo:background-color="#193549"/>
    </style:style>
    <style:style style:name="T13" style:family="text">
      <style:text-properties fo:font-variant="normal" fo:text-transform="none" fo:color="#9fb2bf" style:font-name="Consolas" fo:font-size="14pt" fo:letter-spacing="normal" fo:font-style="normal" fo:font-weight="normal" fo:background-color="#193549"/>
    </style:style>
    <style:style style:name="T14" style:family="text">
      <style:text-properties fo:font-variant="normal" fo:text-transform="none" fo:color="#ff9d00" style:font-name="Consolas" fo:font-size="14pt" fo:letter-spacing="normal" fo:font-style="normal" fo:font-weight="normal" fo:background-color="#193549"/>
    </style:style>
    <style:style style:name="T15" style:family="text">
      <style:text-properties fo:font-variant="normal" fo:text-transform="none" fo:color="#0088ff" style:font-name="Consolas" fo:font-size="14pt" fo:letter-spacing="normal" fo:font-style="italic" fo:font-weight="normal" fo:background-color="#193549"/>
    </style:style>
    <style:style style:name="T16" style:family="text">
      <style:text-properties fo:font-variant="normal" fo:text-transform="none" fo:color="#ff628c" style:font-name="Consolas" fo:font-size="14pt" fo:letter-spacing="normal" fo:font-style="normal" fo:font-weight="normal" fo:background-color="#193549"/>
    </style:style>
    <style:style style:name="T17" style:family="text">
      <style:text-properties fo:font-variant="normal" fo:text-transform="none" fo:color="#d4d4d4" style:font-name="Arial, Courier New" fo:font-size="10.5pt" fo:letter-spacing="normal" fo:font-style="normal" fo:font-weight="bold" fo:background-color="#1e1e1e"/>
    </style:style>
    <style:style style:name="T18" style:family="text">
      <style:text-properties fo:font-variant="normal" fo:text-transform="none" fo:color="#569cd6" style:font-name="Arial, Courier New" fo:font-size="10.5pt" fo:letter-spacing="normal" fo:font-style="normal" fo:font-weight="bold" fo:background-color="#1e1e1e"/>
    </style:style>
    <style:style style:name="T19" style:family="text">
      <style:text-properties fo:font-variant="normal" fo:text-transform="none" fo:color="#9cdcfe" style:font-name="Arial, Courier New" fo:font-size="10.5pt" fo:letter-spacing="normal" fo:font-style="normal" fo:font-weight="bold" fo:background-color="#1e1e1e"/>
    </style:style>
    <style:style style:name="T20" style:family="text">
      <style:text-properties fo:font-variant="normal" fo:text-transform="none" fo:color="#4ec9b0" style:font-name="Arial, Courier New" fo:font-size="10.5pt" fo:letter-spacing="normal" fo:font-style="normal" fo:font-weight="bold" fo:background-color="#1e1e1e"/>
    </style:style>
    <style:style style:name="T21" style:family="text">
      <style:text-properties fo:font-variant="normal" fo:text-transform="none" fo:color="#ce9178" style:font-name="Arial, Courier New" fo:font-size="10.5pt" fo:letter-spacing="normal" fo:font-style="normal" fo:font-weight="bold" fo:background-color="#1e1e1e"/>
    </style:style>
    <style:style style:name="T22" style:family="text">
      <style:text-properties fo:font-variant="normal" fo:text-transform="none" fo:color="#b5cea8" style:font-name="Arial, Courier New" fo:font-size="10.5pt" fo:letter-spacing="normal" fo:font-style="normal" fo:font-weight="bold" fo:background-color="#1e1e1e"/>
    </style:style>
    <style:style style:name="T23" style:family="text">
      <style:text-properties fo:color="#9cdcfe"/>
    </style:style>
    <style:style style:name="T24" style:family="text">
      <style:text-properties fo:color="#dcdca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02cm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ES6 - klasy</text:h>
      <text:p text:style-name="P8"><text:span text:style-name="T3"><text:tab/>W poprzednich wersjach JavaScript tworzenie obiektów o podobnych funkcjonalnościach oparte było (między innymi) o </text:span><text:a xlink:type="simple" xlink:href="https://kursjs.pl/kurs/obiekty/obiekty-konstruktor.php" text:style-name="Internet_20_link" text:visited-style-name="Visited_20_Internet_20_Link"><text:span text:style-name="T1">konstruktory</text:span></text:a><text:span text:style-name="T3">.<text:line-break/>Nie każdemu podobała się tamto podejście, dlatego w ES6 została wprowadzona nowa składnia czyli klasy.<text:line-break/><text:tab/>Klasy są tak naprawdę tak zwanym sugar code, czyli nakładką na starą funkcjonalność, dzięki czemu kod staje się zwyczajnie przyjemniejszy i czytelniejszy, a niektóre operacje się upraszczają.</text:span></text:p>
      <text:h text:style-name="P1" text:outline-level="2"><text:bookmark text:name="class"/>Deklaracja klasy</text:h>
      <text:p text:style-name="P7">Ogólna deklaracja klasy ma postać:</text:p>
      <text:p text:style-name="P3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10"><text:span text:style-name="Source_20_Text"><text:span text:style-name="T13">}</text:span></text:span></text:p>
      <text:p text:style-name="P14"/>
      <text:p text:style-name="P7">lub jako wyrażenie:</text:p>
      <text:p text:style-name="P3"><text:span text:style-name="Source_20_Text"><text:span text:style-name="T9">const</text:span></text:span><text:span text:style-name="Source_20_Text"><text:span text:style-name="T10"> Animal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class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3">}</text:span></text:span></text:p>
      <text:p text:style-name="P14"/>
      <text:p text:style-name="P8"><text:span text:style-name="T3">Każda klasa posiada specjalną funkcję </text:span><text:span text:style-name="Strong_20_Emphasis"><text:span text:style-name="T7">constructor()</text:span></text:span><text:span text:style-name="T3">, która jest </text:span><text:span text:style-name="T5">automatycznie</text:span><text:span text:style-name="T3"> odpalana przy tworzeniu nowej instancji za pomocą </text:span><text:span text:style-name="T4">słowa</text:span><text:span text:style-name="T5"> </text:span><text:span text:style-name="Strong_20_Emphasis"><text:span text:style-name="T8">new</text:span></text:span><text:span text:style-name="T3">.</text:span></text:p>
      <text:p text:style-name="P3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,</text:span></text:span><text:span text:style-name="Source_20_Text"><text:span text:style-name="T10"> ag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age </text:span></text:span><text:span text:style-name="Source_20_Text"><text:span text:style-name="T12">=</text:span></text:span><text:span text:style-name="Source_20_Text"><text:span text:style-name="T10"> age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9">const</text:span></text:span><text:span text:style-name="Source_20_Text"><text:span text:style-name="T10"> animal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Animal</text:span></text:span><text:span text:style-name="Source_20_Text"><text:span text:style-name="T13">(</text:span></text:span><text:span text:style-name="Source_20_Text"><text:span text:style-name="T12">"pies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8</text:span></text:span><text:span text:style-name="Source_20_Text"><text:span text:style-name="T13">);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7"><text:soft-page-break/>Jeżeli tworząc naszą klasę pominiemy napisanie tej funkcji, zostanie użyta domyślna - pusta.</text:p>
      <text:p text:style-name="P7">Żeby teraz dodawać nowe metody do klasy, definiujemy je wewnątrz ciała klasy:</text:p>
      <text:p text:style-name="P3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,</text:span></text:span><text:span text:style-name="Source_20_Text"><text:span text:style-name="T10"> ag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age </text:span></text:span><text:span text:style-name="Source_20_Text"><text:span text:style-name="T12">=</text:span></text:span><text:span text:style-name="Source_20_Text"><text:span text:style-name="T10"> age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)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1"><text:s text:c="4"/></text:span></text:span><text:span text:style-name="Source_20_Text"><text:span text:style-name="T14">ea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" je"</text:span></text:span><text:span text:style-name="Source_20_Text"><text:span text:style-name="T13">)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1"><text:s text:c="4"/></text:span></text:span><text:span text:style-name="Source_20_Text"><text:span text:style-name="T14">sleep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" śpi"</text:span></text:span><text:span text:style-name="Source_20_Text"><text:span text:style-name="T13">)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21"><text:span text:style-name="Source_20_Text"><text:span text:style-name="T18">const</text:span></text:span><text:span text:style-name="Source_20_Text"><text:span text:style-name="T17"> </text:span></text:span><text:span text:style-name="Source_20_Text"><text:span text:style-name="T19">zwierze</text:span></text:span><text:span text:style-name="Source_20_Text"><text:span text:style-name="T17"> = </text:span></text:span><text:span text:style-name="Source_20_Text"><text:span text:style-name="T18">new</text:span></text:span><text:span text:style-name="Source_20_Text"><text:span text:style-name="T17"> </text:span></text:span><text:span text:style-name="Source_20_Text"><text:span text:style-name="T20">Animal</text:span></text:span><text:span text:style-name="Source_20_Text"><text:span text:style-name="T17">(</text:span></text:span><text:span text:style-name="Source_20_Text"><text:span text:style-name="T21">"Zwierze"</text:span></text:span><text:span text:style-name="Source_20_Text"><text:span text:style-name="T17">, </text:span></text:span><text:span text:style-name="Source_20_Text"><text:span text:style-name="T22">2</text:span></text:span><text:span text:style-name="Source_20_Text"><text:span text:style-name="T17">);</text:span></text:span></text:p>
      <text:p text:style-name="P20"><text:span text:style-name="T23">zwierze</text:span>.<text:span text:style-name="T24">eat</text:span>();</text:p>
      <text:p text:style-name="P20"><text:span text:style-name="T23">zwierze</text:span>.<text:span text:style-name="T24">sleep</text:span>();</text:p>
      <text:p text:style-name="P10"><text:span text:style-name="Source_20_Text"><text:span text:style-name="T13"/></text:span></text:p>
      <text:p text:style-name="P10"/>
      <text:p text:style-name="P14"/>
      <text:p text:style-name="P7">Tak jak w przypadku starszego zapisu, metody takie automatycznie trafią do prototypu danych obiektów, dzięki czemu wszystkie obiekty budowane na bazie danej klasy będą mogły z nich korzystać.</text:p>
      <text:p text:style-name="P6"><draw:frame draw:style-name="fr1" draw:name="grafika1" text:anchor-type="as-char" svg:width="8.285cm" svg:height="4.343cm" draw:z-index="0"><draw:image xlink:href="https://kursjs.pl/kurs/es6/class-metody.png" xlink:type="simple" xlink:show="embed" xlink:actuate="onLoad"/><svg:title>Class metody</svg:title></draw:frame></text:p>
      <text:p text:style-name="P5"><text:span text:style-name="T6">W przeciwieństwie do starszego zapisu metody takie nie są iterowalne, czyli nie zostaną wylistowane gdy zrobimy pętlę po kluczach danego obiektu tworzonego na bazie danej klasy (</text:span><text:a xlink:type="simple" xlink:href="https://kursjs.pl/kurs/es6/class-klucze.html" text:style-name="Internet_20_link" text:visited-style-name="Visited_20_Internet_20_Link"><text:span text:style-name="T2">otwórz i sprawdź w konsoli</text:span></text:a><text:span text:style-name="T6">).</text:span></text:p>
      <text:h text:style-name="P1" text:outline-level="2"><text:bookmark text:name="wlasciwosci"/><text:soft-page-break/>Właściwości</text:h>
      <text:p text:style-name="P7"><text:tab/>Właściwości dla danej instancji możemy dodawać tak jak powyżej wewnątrz konstruktora. Zapis ten w nowej wersji Javascript został dodatkowo uproszczony, dzięki czemu możemy je definiować także poza konstruktorem:</text:p>
      <text:p text:style-name="P3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0">legs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4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5">//równoznaczne jest z</text:span></text:span></text:p>
      <text:p text:style-name="P10"/>
      <text:p text:style-name="P10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legs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4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4"/>
      <text:p text:style-name="P3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0">legs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4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><text:span text:style-name="Source_20_Text"><text:span text:style-name="T15">//równoznaczne jest z</text:span></text:span></text:p>
      <text:p text:style-name="P10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legs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4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h text:style-name="P1" text:outline-level="2"><text:bookmark text:name="extends"/><text:soft-page-break/>Dziedziczenie</text:h>
      <text:p text:style-name="P8"><text:span text:style-name="T3">Aby rozszerzyć jakąś klasę (a tym samym dziedziczyć po niej jej funkcjonalności) skorzystamy z instrukcji </text:span><text:span text:style-name="Strong_20_Emphasis"><text:span text:style-name="T8">extends</text:span></text:span><text:span text:style-name="T5">:</text:span></text:p>
      <text:p text:style-name="P3"><text:span text:style-name="Source_20_Text"><text:span text:style-name="T9">class</text:span></text:span><text:span text:style-name="Source_20_Text"><text:span text:style-name="T10"> Bird </text:span></text:span><text:span text:style-name="Source_20_Text"><text:span text:style-name="T9">extends</text:span></text:span><text:span text:style-name="Source_20_Text"><text:span text:style-name="T10"> Animal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supe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;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bird"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1"><text:s text:c="4"/></text:span></text:span><text:span text:style-name="Source_20_Text"><text:span text:style-name="T14">ea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const</text:span></text:span><text:span text:style-name="Source_20_Text"><text:span text:style-name="T10"> tex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super</text:span></text:span><text:span text:style-name="Source_20_Text"><text:span text:style-name="T13">.</text:span></text:span><text:span text:style-name="Source_20_Text"><text:span text:style-name="T14">eat</text:span></text:span><text:span text:style-name="Source_20_Text"><text:span text:style-name="T13">();</text:span></text:span></text:p>
      <text:p text:style-name="P10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text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" - właśnie je"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1"><text:s text:c="4"/></text:span></text:span><text:span text:style-name="Source_20_Text"><text:span text:style-name="T14">fly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2">"I mogę latać"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7"/>
      <text:p text:style-name="P8"><text:span text:style-name="T3">Nasza klasa rozszerza zarówno konstruktor jak i metodę eat. Zauważ, że w obydwu tych funkcjach pojawiła nam się instrukcja </text:span><text:span text:style-name="Strong_20_Emphasis"><text:span text:style-name="T7">super()</text:span></text:span></text:p>
      <text:p text:style-name="P8"><text:span text:style-name="T3">Służy ona do wywoływania kodu z klasy, którą dziedziczymy (coś jak </text:span><text:a xlink:type="simple" xlink:href="https://kursjs.pl/kurs/obiekty/obiekty-dziedziczenie.php#call-apply" text:style-name="Internet_20_link" text:visited-style-name="Visited_20_Internet_20_Link"><text:span text:style-name="T1">call w starej składni</text:span></text:a><text:span text:style-name="T3">).<text:line-break/>Jeżeli chcemy rozszerzać konstruktor klasy (w naszym przypadku chcemy, bo dodajemy this.type), pierwszą rzeczą, jaką musimy zrobić to użyć </text:span><text:span text:style-name="Strong_20_Emphasis"><text:span text:style-name="T7">super()</text:span></text:span><text:span text:style-name="T3"> w nawiasach podając argumenty, jakie przyjmował konstruktor z klasy rozszerzanej:</text:span></text:p>
      <text:p text:style-name="P3"><text:span text:style-name="Source_20_Text"><text:span text:style-name="T9">class</text:span></text:span><text:span text:style-name="Source_20_Text"><text:span text:style-name="T10"> Shape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><text:span text:style-name="Source_20_Text"><text:span text:style-name="T13"/></text:span></text:p>
      <text:p text:style-name="P10"><text:span text:style-name="Source_20_Text"><text:span text:style-name="T9">class</text:span></text:span><text:span text:style-name="Source_20_Text"><text:span text:style-name="T10"> Rectangle </text:span></text:span><text:span text:style-name="Source_20_Text"><text:span text:style-name="T9">extends</text:span></text:span><text:span text:style-name="Source_20_Text"><text:span text:style-name="T10"> Shape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,</text:span></text:span><text:span text:style-name="Source_20_Text"><text:span text:style-name="T10"> sid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supe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;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side </text:span></text:span><text:span text:style-name="Source_20_Text"><text:span text:style-name="T12">=</text:span></text:span><text:span text:style-name="Source_20_Text"><text:span text:style-name="T10"> side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7"><text:soft-page-break/>Jeżeli tego nie zrobimy, wtedy wyskoczy nam błąd:</text:p>
      <text:p text:style-name="P3"><text:span text:style-name="Source_20_Text"><text:span text:style-name="T9">class</text:span></text:span><text:span text:style-name="Source_20_Text"><text:span text:style-name="T10"> Rectangle </text:span></text:span><text:span text:style-name="Source_20_Text"><text:span text:style-name="T9">extends</text:span></text:span><text:span text:style-name="Source_20_Text"><text:span text:style-name="T10"> Shape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,</text:span></text:span><text:span text:style-name="Source_20_Text"><text:span text:style-name="T10"> sid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side </text:span></text:span><text:span text:style-name="Source_20_Text"><text:span text:style-name="T12">=</text:span></text:span><text:span text:style-name="Source_20_Text"><text:span text:style-name="T10"> side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9">supe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błąd - Must call super constructor in derived class before accessing 'this'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9">const</text:span></text:span><text:span text:style-name="Source_20_Text"><text:span text:style-name="T10"> n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Rectangle</text:span></text:span><text:span text:style-name="Source_20_Text"><text:span text:style-name="T13">(</text:span></text:span><text:span text:style-name="Source_20_Text"><text:span text:style-name="T16">10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10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30</text:span></text:span><text:span text:style-name="Source_20_Text"><text:span text:style-name="T13">);</text:span></text:span></text:p>
      <text:p text:style-name="P12"/>
      <text:p text:style-name="P6"><draw:frame draw:style-name="fr1" draw:name="grafika2" text:anchor-type="as-char" svg:width="21.541cm" svg:height="1.326cm" draw:z-index="1"><draw:image xlink:href="https://kursjs.pl/kurs/es6/error-super.png" xlink:type="simple" xlink:show="embed" xlink:actuate="onLoad"/><svg:title>błąd z super</svg:title></draw:frame></text:p>
      <text:p text:style-name="P7">Jeżeli nie będziemy musieli w ogóle rozszerzać konstruktora, wtedy w ogóle go nie piszemy:</text:p>
      <text:p text:style-name="P3"><text:span text:style-name="Source_20_Text"><text:span text:style-name="T9">class</text:span></text:span><text:span text:style-name="Source_20_Text"><text:span text:style-name="T10"> Shape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10"><text:span text:style-name="Source_20_Text"><text:span text:style-name="T11"><text:s text:c="4"/></text:span></text:span><text:span text:style-name="Source_20_Text"><text:span text:style-name="T14">area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9">class</text:span></text:span><text:span text:style-name="Source_20_Text"><text:span text:style-name="T10"> Triangle </text:span></text:span><text:span text:style-name="Source_20_Text"><text:span text:style-name="T9">extends</text:span></text:span><text:span text:style-name="Source_20_Text"><text:span text:style-name="T10"> Shape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5">//nie potrzebujemy rozszerzać konstruktora, więc go nie piszemy,</text:span></text:span></text:p>
      <text:p text:style-name="P10"><text:span text:style-name="Source_20_Text"><text:span text:style-name="T11"><text:s text:c="4"/></text:span></text:span><text:span text:style-name="Source_20_Text"><text:span text:style-name="T15">//pozostanie taki sam jak powyżej</text:span></text:span></text:p>
      <text:p text:style-name="P10"/>
      <text:p text:style-name="P10"><text:span text:style-name="Source_20_Text"><text:span text:style-name="T11"><text:s text:c="4"/></text:span></text:span><text:span text:style-name="Source_20_Text"><text:span text:style-name="T14">area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oft-page-break/>Zasada z super() na początku danej funkcji nie obowiązuje przy rozszerzaniu poszczególnych metod:</text:p>
      <text:p text:style-name="P3"><text:span text:style-name="Source_20_Text"><text:span text:style-name="T9">class</text:span></text:span><text:span text:style-name="Source_20_Text"><text:span text:style-name="T10"> Shape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10"><text:span text:style-name="Source_20_Text"><text:span text:style-name="T11"><text:s text:c="4"/></text:span></text:span><text:span text:style-name="Source_20_Text"><text:span text:style-name="T14">area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9">class</text:span></text:span><text:span text:style-name="Source_20_Text"><text:span text:style-name="T10"> Rectangle </text:span></text:span><text:span text:style-name="Source_20_Text"><text:span text:style-name="T9">extends</text:span></text:span><text:span text:style-name="Source_20_Text"><text:span text:style-name="T10"> Shape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,</text:span></text:span><text:span text:style-name="Source_20_Text"><text:span text:style-name="T10"> sid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supe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;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side </text:span></text:span><text:span text:style-name="Source_20_Text"><text:span text:style-name="T12">=</text:span></text:span><text:span text:style-name="Source_20_Text"><text:span text:style-name="T10"> side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1"><text:s text:c="4"/></text:span></text:span><text:span text:style-name="Source_20_Text"><text:span text:style-name="T14">area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const</text:span></text:span><text:span text:style-name="Source_20_Text"><text:span text:style-name="T10"> a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side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9">super</text:span></text:span><text:span text:style-name="Source_20_Text"><text:span text:style-name="T13">.</text:span></text:span><text:span text:style-name="Source_20_Text"><text:span text:style-name="T14">area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tutaj już nie przeszkadza bycie drugą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7">Jak widzisz na powyższym przykładzie, zaczynają nam się pojawiać powtórki parametrów dla konstruktorów. Jeżeli będzie ich więcej, takie wypisywanie wszystkiego po kolei będzie niewygodne. Możemy tutaj zastosować rest i spread:</text:p>
      <text:p text:style-name="P3"><text:span text:style-name="Source_20_Text"><text:span text:style-name="T9">class</text:span></text:span><text:span text:style-name="Source_20_Text"><text:span text:style-name="T10"> Shape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10"><text:span text:style-name="Source_20_Text"><text:span text:style-name="T11"><text:s text:c="4"/></text:span></text:span><text:span text:style-name="Source_20_Text"><text:span text:style-name="T14">area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><text:span text:style-name="Source_20_Text"><text:span text:style-name="T9">class</text:span></text:span><text:span text:style-name="Source_20_Text"><text:span text:style-name="T10"> Rectangle </text:span></text:span><text:span text:style-name="Source_20_Text"><text:span text:style-name="T9">extends</text:span></text:span><text:span text:style-name="Source_20_Text"><text:span text:style-name="T10"> Shape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5">//zbieramy za pomocą rest jako tablicę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2">...</text:span></text:span><text:span text:style-name="Source_20_Text"><text:span text:style-name="T10">param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5">//x, y, side</text:span></text:span></text:p>
      <text:p text:style-name="P10"><text:span text:style-name="Source_20_Text"><text:span text:style-name="T11"><text:s text:c="8"/></text:span></text:span><text:span text:style-name="Source_20_Text"><text:span text:style-name="T15">//którą poniżej rozbijamy na części</text:span></text:span></text:p>
      <text:p text:style-name="P10"><text:span text:style-name="Source_20_Text"><text:span text:style-name="T11"><text:s text:c="8"/></text:span></text:span><text:span text:style-name="Source_20_Text"><text:span text:style-name="T9">super</text:span></text:span><text:span text:style-name="Source_20_Text"><text:span text:style-name="T13">(</text:span></text:span><text:span text:style-name="Source_20_Text"><text:span text:style-name="T12">...</text:span></text:span><text:span text:style-name="Source_20_Text"><text:span text:style-name="T10">param</text:span></text:span><text:span text:style-name="Source_20_Text"><text:span text:style-name="T13">);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side </text:span></text:span><text:span text:style-name="Source_20_Text"><text:span text:style-name="T12">=</text:span></text:span><text:span text:style-name="Source_20_Text"><text:span text:style-name="T10"> side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><text:span text:style-name="Source_20_Text"><text:span text:style-name="T9">const</text:span></text:span><text:span text:style-name="Source_20_Text"><text:span text:style-name="T10"> obRec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Rectangle</text:span></text:span><text:span text:style-name="Source_20_Text"><text:span text:style-name="T13">(</text:span></text:span><text:span text:style-name="Source_20_Text"><text:span text:style-name="T16">10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20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30</text:span></text:span><text:span text:style-name="Source_20_Text"><text:span text:style-name="T13">);</text:span></text:span></text:p>
      <text:h text:style-name="P1" text:outline-level="2"><text:bookmark text:name="static"/><text:soft-page-break/>Metody statyczne</text:h>
      <text:p text:style-name="P7">Jeżeli stworzymy metody danej klasy tak jak powyżej, trafią one do prototypu obiektów tworzonych na bazie tej klasy:</text:p>
      <text:p text:style-name="P3"><text:span text:style-name="Source_20_Text"><text:span text:style-name="T9">class</text:span></text:span><text:span text:style-name="Source_20_Text"><text:span text:style-name="T10"> Human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1"><text:s text:c="4"/></text:span></text:span><text:span text:style-name="Source_20_Text"><text:span text:style-name="T14">say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Jestem człowiek"</text:span></text:span><text:span text:style-name="Source_20_Text"><text:span text:style-name="T13">)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0">Human</text:span></text:span><text:span text:style-name="Source_20_Text"><text:span text:style-name="T13">.</text:span></text:span><text:span text:style-name="Source_20_Text"><text:span text:style-name="T14">say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błąd, bo say jest w prototypie</text:span></text:span></text:p>
      <text:p text:style-name="P10"><text:span text:style-name="Source_20_Text"><text:span text:style-name="T10">Human</text:span></text:span><text:span text:style-name="Source_20_Text"><text:span text:style-name="T13">.</text:span></text:span><text:span text:style-name="Source_20_Text"><text:span text:style-name="T10">prototype</text:span></text:span><text:span text:style-name="Source_20_Text"><text:span text:style-name="T13">.</text:span></text:span><text:span text:style-name="Source_20_Text"><text:span text:style-name="T14">say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jestem człowiek</text:span></text:span></text:p>
      <text:p text:style-name="P10"/>
      <text:p text:style-name="P10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Human</text:span></text:span><text:span text:style-name="Source_20_Text"><text:span text:style-name="T13">(</text:span></text:span><text:span text:style-name="Source_20_Text"><text:span text:style-name="T12">"Marcin"</text:span></text:span><text:span text:style-name="Source_20_Text"><text:span text:style-name="T13">);</text:span></text:span></text:p>
      <text:p text:style-name="P10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4">say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Jestem człowiek</text:span></text:span></text:p>
      <text:p text:style-name="P14"/>
      <text:p text:style-name="P7">Jak wiesz, dane metody możemy przypisywać nie tylko do prototypu obiektów, ale także bezpośrednio do instancji obiektu:</text:p>
      <text:p text:style-name="P3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Human</text:span></text:span><text:span text:style-name="Source_20_Text"><text:span text:style-name="T13">(</text:span></text:span><text:span text:style-name="Source_20_Text"><text:span text:style-name="T12">"Marcin"</text:span></text:span><text:span text:style-name="Source_20_Text"><text:span text:style-name="T13">);</text:span></text:span></text:p>
      <text:p text:style-name="P10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4">say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Jestem człowiek</text:span></text:span></text:p>
      <text:p text:style-name="P10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4">eat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Jem śniadanie"</text:span></text:span><text:span text:style-name="Source_20_Text"><text:span text:style-name="T13">);</text:span></text:span></text:p>
      <text:p text:style-name="P10"><text:span text:style-name="Source_20_Text"><text:span text:style-name="T13">}</text:span></text:span></text:p>
      <text:p text:style-name="P10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0">prototype</text:span></text:span><text:span text:style-name="Source_20_Text"><text:span text:style-name="T13">.</text:span></text:span><text:span text:style-name="Source_20_Text"><text:span text:style-name="T14">eat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nie ma, bo tylko powyższa instancja ma tą metodę</text:span></text:span></text:p>
      <text:p text:style-name="P14"/>
      <text:p text:style-name="P14"/>
      <text:p text:style-name="P14"/>
      <text:p text:style-name="P14"/>
      <text:p text:style-name="P14"/>
      <text:p text:style-name="P8"><text:soft-page-break/><text:span text:style-name="T3">W JavaScript możemy też przypisać metody </text:span><text:span text:style-name="Strong_20_Emphasis"><text:span text:style-name="T7">statyczne</text:span></text:span><text:span text:style-name="T3">,które są przypięte do danej klasy, i które odpalamy za pośrednictwem tej klasy.<text:line-break/>Metody te nie są dostępne dla nowych instancji, a tylko dla samych klas:</text:span></text:p>
      <text:p text:style-name="P4"><text:span text:style-name="Source_20_Text"><text:span text:style-name="T15">//w ES5</text:span></text:span></text:p>
      <text:p text:style-name="P11"><text:span text:style-name="Source_20_Text"><text:span text:style-name="T9">function</text:span></text:span><text:span text:style-name="Source_20_Text"><text:span text:style-name="T10"> Human </text:span></text:span><text:span text:style-name="Source_20_Text"><text:span text:style-name="T13">{</text:span></text:span></text:p>
      <text:p text:style-name="P11"><text:span text:style-name="Source_20_Text"><text:span text:style-name="T11"><text:s text:c="4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11"><text:span text:style-name="Source_20_Text"><text:span text:style-name="T13">}</text:span></text:span></text:p>
      <text:p text:style-name="P11"><text:span text:style-name="Source_20_Text"><text:span text:style-name="T15">//metoda dla instancji</text:span></text:span></text:p>
      <text:p text:style-name="P11"><text:span text:style-name="Source_20_Text"><text:span text:style-name="T10">Human</text:span></text:span><text:span text:style-name="Source_20_Text"><text:span text:style-name="T13">.</text:span></text:span><text:span text:style-name="Source_20_Text"><text:span text:style-name="T10">prototype</text:span></text:span><text:span text:style-name="Source_20_Text"><text:span text:style-name="T13">.</text:span></text:span><text:span text:style-name="Source_20_Text"><text:span text:style-name="T14">say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1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Jestem człowiek"</text:span></text:span><text:span text:style-name="Source_20_Text"><text:span text:style-name="T13">);</text:span></text:span></text:p>
      <text:p text:style-name="P11"><text:span text:style-name="Source_20_Text"><text:span text:style-name="T13">}</text:span></text:span></text:p>
      <text:p text:style-name="P11"/>
      <text:p text:style-name="P11"><text:span text:style-name="Source_20_Text"><text:span text:style-name="T15">//metoda statyczna</text:span></text:span></text:p>
      <text:p text:style-name="P11"><text:span text:style-name="Source_20_Text"><text:span text:style-name="T10">Human</text:span></text:span><text:span text:style-name="Source_20_Text"><text:span text:style-name="T13">.</text:span></text:span><text:span text:style-name="Source_20_Text"><text:span text:style-name="T14">create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1"><text:span text:style-name="Source_20_Text"><text:span text:style-name="T11"><text:s text:c="3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Jem śniadanie"</text:span></text:span><text:span text:style-name="Source_20_Text"><text:span text:style-name="T13">);</text:span></text:span></text:p>
      <text:p text:style-name="P11"><text:span text:style-name="Source_20_Text"><text:span text:style-name="T13">}</text:span></text:span></text:p>
      <text:p text:style-name="P11"/>
      <text:p text:style-name="P11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Human</text:span></text:span><text:span text:style-name="Source_20_Text"><text:span text:style-name="T13">(</text:span></text:span><text:span text:style-name="Source_20_Text"><text:span text:style-name="T12">"Marcin"</text:span></text:span><text:span text:style-name="Source_20_Text"><text:span text:style-name="T13">);</text:span></text:span></text:p>
      <text:p text:style-name="P11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4">create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błąd</text:span></text:span></text:p>
      <text:p text:style-name="P11"><text:span text:style-name="Source_20_Text"><text:span text:style-name="T10">Human</text:span></text:span><text:span text:style-name="Source_20_Text"><text:span text:style-name="T13">.</text:span></text:span><text:span text:style-name="Source_20_Text"><text:span text:style-name="T14">create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ok</text:span></text:span></text:p>
      <text:p text:style-name="P11"><text:span text:style-name="Source_20_Text"><text:span text:style-name="T11"><text:s/></text:span></text:span></text:p>
      <text:p text:style-name="P11"><text:span text:style-name="Source_20_Text"><text:span text:style-name="T11"><text:s/></text:span></text:span></text:p>
      <text:p text:style-name="P11"><text:span text:style-name="Source_20_Text"><text:span text:style-name="T11"><text:s/></text:span></text:span></text:p>
      <text:p text:style-name="P11"><text:span text:style-name="Source_20_Text"><text:span text:style-name="T11"><text:s/>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oft-page-break/><text:span text:style-name="Source_20_Text"><text:span text:style-name="T15">//w ES6</text:span></text:span></text:p>
      <text:p text:style-name="P11"><text:span text:style-name="Source_20_Text"><text:span text:style-name="T9">class</text:span></text:span><text:span text:style-name="Source_20_Text"><text:span text:style-name="T10"> Human </text:span></text:span><text:span text:style-name="Source_20_Text"><text:span text:style-name="T13">{</text:span></text:span></text:p>
      <text:p text:style-name="P11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1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11"><text:span text:style-name="Source_20_Text"><text:span text:style-name="T11"><text:s text:c="4"/></text:span></text:span><text:span text:style-name="Source_20_Text"><text:span text:style-name="T13">}</text:span></text:span></text:p>
      <text:p text:style-name="P11"><text:span text:style-name="Source_20_Text"><text:span text:style-name="T11"><text:s text:c="4"/></text:span></text:span><text:span text:style-name="Source_20_Text"><text:span text:style-name="T14">say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1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Jestem człowiek"</text:span></text:span><text:span text:style-name="Source_20_Text"><text:span text:style-name="T13">);</text:span></text:span></text:p>
      <text:p text:style-name="P11"><text:span text:style-name="Source_20_Text"><text:span text:style-name="T11"><text:s text:c="4"/></text:span></text:span><text:span text:style-name="Source_20_Text"><text:span text:style-name="T13">}</text:span></text:span></text:p>
      <text:p text:style-name="P11"><text:span text:style-name="Source_20_Text"><text:span text:style-name="T11"><text:s text:c="4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4">create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1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Jem śniadanie"</text:span></text:span><text:span text:style-name="Source_20_Text"><text:span text:style-name="T13">);</text:span></text:span></text:p>
      <text:p text:style-name="P11"><text:span text:style-name="Source_20_Text"><text:span text:style-name="T11"><text:s text:c="4"/></text:span></text:span><text:span text:style-name="Source_20_Text"><text:span text:style-name="T13">}</text:span></text:span></text:p>
      <text:p text:style-name="P11"><text:span text:style-name="Source_20_Text"><text:span text:style-name="T13">}</text:span></text:span></text:p>
      <text:p text:style-name="P11"/>
      <text:p text:style-name="P11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Human</text:span></text:span><text:span text:style-name="Source_20_Text"><text:span text:style-name="T13">(</text:span></text:span><text:span text:style-name="Source_20_Text"><text:span text:style-name="T12">"Marcin"</text:span></text:span><text:span text:style-name="Source_20_Text"><text:span text:style-name="T13">);</text:span></text:span></text:p>
      <text:p text:style-name="P11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4">create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błąd</text:span></text:span></text:p>
      <text:p text:style-name="P11"><text:span text:style-name="Source_20_Text"><text:span text:style-name="T10">Human</text:span></text:span><text:span text:style-name="Source_20_Text"><text:span text:style-name="T13">.</text:span></text:span><text:span text:style-name="Source_20_Text"><text:span text:style-name="T14">create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ok</text:span></text:span></text:p>
      <text:p text:style-name="P11"><text:span text:style-name="Source_20_Text"><text:span text:style-name="T11"><text:s/></text:span></text:span></text:p>
      <text:p text:style-name="P11"><text:span text:style-name="Source_20_Text"><text:span text:style-name="T11"><text:s/></text:span></text:span></text:p>
      <text:p text:style-name="P11"><text:span text:style-name="Source_20_Text"><text:span text:style-name="T11"><text:s/></text:span></text:span></text:p>
      <text:p text:style-name="P11"><text:span text:style-name="Source_20_Text"><text:span text:style-name="T11"><text:s/>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oft-page-break/>Najczęściej wykorzystywane są do tworzenia użytecznych metod dla danej klasy. Można dzięki temu pogrupować funkcjonalności dotyczące danych klas w jednym miejscu:</text:p>
      <text:p text:style-name="P3"><text:span text:style-name="Source_20_Text"><text:span text:style-name="T9">class</text:span></text:span><text:span text:style-name="Source_20_Text"><text:span text:style-name="T10"> User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,</text:span></text:span><text:span text:style-name="Source_20_Text"><text:span text:style-name="T10"> ag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age </text:span></text:span><text:span text:style-name="Source_20_Text"><text:span text:style-name="T12">=</text:span></text:span><text:span text:style-name="Source_20_Text"><text:span text:style-name="T10"> age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/>
      <text:p text:style-name="P10"><text:span text:style-name="Source_20_Text"><text:span text:style-name="T11"><text:s text:c="4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4">compareByName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,</text:span></text:span><text:span text:style-name="Source_20_Text"><text:span text:style-name="T10"> b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&lt;</text:span></text:span><text:span text:style-name="Source_20_Text"><text:span text:style-name="T10"> b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2">-</text:span></text:span><text:span text:style-name="Source_20_Text"><text:span text:style-name="T16">1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&gt;</text:span></text:span><text:span text:style-name="Source_20_Text"><text:span text:style-name="T10"> b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6">1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6">0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/>
      <text:p text:style-name="P10"><text:span text:style-name="Source_20_Text"><text:span text:style-name="T11"><text:s text:c="4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4">compareByAge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,</text:span></text:span><text:span text:style-name="Source_20_Text"><text:span text:style-name="T10"> b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a</text:span></text:span><text:span text:style-name="Source_20_Text"><text:span text:style-name="T13">.</text:span></text:span><text:span text:style-name="Source_20_Text"><text:span text:style-name="T10">age </text:span></text:span><text:span text:style-name="Source_20_Text"><text:span text:style-name="T12">-</text:span></text:span><text:span text:style-name="Source_20_Text"><text:span text:style-name="T10"> b</text:span></text:span><text:span text:style-name="Source_20_Text"><text:span text:style-name="T13">.</text:span></text:span><text:span text:style-name="Source_20_Text"><text:span text:style-name="T10">age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9">const</text:span></text:span><text:span text:style-name="Source_20_Text"><text:span text:style-name="T10"> users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[</text:span></text:span></text:p>
      <text:p text:style-name="P10"><text:span text:style-name="Source_20_Text"><text:span text:style-name="T11"><text:s text:c="4"/></text:span></text:span><text:span text:style-name="Source_20_Text"><text:span text:style-name="T9">new</text:span></text:span><text:span text:style-name="Source_20_Text"><text:span text:style-name="T10"> User</text:span></text:span><text:span text:style-name="Source_20_Text"><text:span text:style-name="T13">(</text:span></text:span><text:span text:style-name="Source_20_Text"><text:span text:style-name="T12">"Tomek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10</text:span></text:span><text:span text:style-name="Source_20_Text"><text:span text:style-name="T13">),</text:span></text:span></text:p>
      <text:p text:style-name="P10"><text:span text:style-name="Source_20_Text"><text:span text:style-name="T11"><text:s text:c="4"/></text:span></text:span><text:span text:style-name="Source_20_Text"><text:span text:style-name="T9">new</text:span></text:span><text:span text:style-name="Source_20_Text"><text:span text:style-name="T10"> User</text:span></text:span><text:span text:style-name="Source_20_Text"><text:span text:style-name="T13">(</text:span></text:span><text:span text:style-name="Source_20_Text"><text:span text:style-name="T12">"Ania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35</text:span></text:span><text:span text:style-name="Source_20_Text"><text:span text:style-name="T13">),</text:span></text:span></text:p>
      <text:p text:style-name="P10"><text:span text:style-name="Source_20_Text"><text:span text:style-name="T11"><text:s text:c="4"/></text:span></text:span><text:span text:style-name="Source_20_Text"><text:span text:style-name="T9">new</text:span></text:span><text:span text:style-name="Source_20_Text"><text:span text:style-name="T10"> User</text:span></text:span><text:span text:style-name="Source_20_Text"><text:span text:style-name="T13">(</text:span></text:span><text:span text:style-name="Source_20_Text"><text:span text:style-name="T12">"Beata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20</text:span></text:span><text:span text:style-name="Source_20_Text"><text:span text:style-name="T13">),</text:span></text:span></text:p>
      <text:p text:style-name="P10"><text:span text:style-name="Source_20_Text"><text:span text:style-name="T11"><text:s text:c="4"/></text:span></text:span><text:span text:style-name="Source_20_Text"><text:span text:style-name="T9">new</text:span></text:span><text:span text:style-name="Source_20_Text"><text:span text:style-name="T10"> User</text:span></text:span><text:span text:style-name="Source_20_Text"><text:span text:style-name="T13">(</text:span></text:span><text:span text:style-name="Source_20_Text"><text:span text:style-name="T12">"Monika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20</text:span></text:span><text:span text:style-name="Source_20_Text"><text:span text:style-name="T13">),</text:span></text:span></text:p>
      <text:p text:style-name="P10"><text:span text:style-name="Source_20_Text"><text:span text:style-name="T11"><text:s text:c="4"/></text:span></text:span><text:span text:style-name="Source_20_Text"><text:span text:style-name="T9">new</text:span></text:span><text:span text:style-name="Source_20_Text"><text:span text:style-name="T10"> User</text:span></text:span><text:span text:style-name="Source_20_Text"><text:span text:style-name="T13">(</text:span></text:span><text:span text:style-name="Source_20_Text"><text:span text:style-name="T12">"Karol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22</text:span></text:span><text:span text:style-name="Source_20_Text"><text:span text:style-name="T13">)</text:span></text:span></text:p>
      <text:p text:style-name="P10"><text:span text:style-name="Source_20_Text"><text:span text:style-name="T13">];</text:span></text:span></text:p>
      <text:p text:style-name="P10"/>
      <text:p text:style-name="P10"><text:span text:style-name="Source_20_Text"><text:span text:style-name="T10">users</text:span></text:span><text:span text:style-name="Source_20_Text"><text:span text:style-name="T13">.</text:span></text:span><text:span text:style-name="Source_20_Text"><text:span text:style-name="T14">sort</text:span></text:span><text:span text:style-name="Source_20_Text"><text:span text:style-name="T13">(</text:span></text:span><text:span text:style-name="Source_20_Text"><text:span text:style-name="T10"> User</text:span></text:span><text:span text:style-name="Source_20_Text"><text:span text:style-name="T13">.</text:span></text:span><text:span text:style-name="Source_20_Text"><text:span text:style-name="T10">compareByName </text:span></text:span><text:span text:style-name="Source_20_Text"><text:span text:style-name="T13">);</text:span></text:span></text:p>
      <text:p text:style-name="P1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 users</text:span></text:span><text:span text:style-name="Source_20_Text"><text:span text:style-name="T13">[</text:span></text:span><text:span text:style-name="Source_20_Text"><text:span text:style-name="T16">0</text:span></text:span><text:span text:style-name="Source_20_Text"><text:span text:style-name="T13">].</text:span></text:span><text:span text:style-name="Source_20_Text"><text:span text:style-name="T10">name 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 Ania</text:span></text:span></text:p>
      <text:p text:style-name="P10"/>
      <text:p text:style-name="P10"><text:span text:style-name="Source_20_Text"><text:span text:style-name="T10">users</text:span></text:span><text:span text:style-name="Source_20_Text"><text:span text:style-name="T13">.</text:span></text:span><text:span text:style-name="Source_20_Text"><text:span text:style-name="T14">sort</text:span></text:span><text:span text:style-name="Source_20_Text"><text:span text:style-name="T13">(</text:span></text:span><text:span text:style-name="Source_20_Text"><text:span text:style-name="T10"> User</text:span></text:span><text:span text:style-name="Source_20_Text"><text:span text:style-name="T13">.</text:span></text:span><text:span text:style-name="Source_20_Text"><text:span text:style-name="T10">compareByAge </text:span></text:span><text:span text:style-name="Source_20_Text"><text:span text:style-name="T13">);</text:span></text:span></text:p>
      <text:p text:style-name="P1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 users</text:span></text:span><text:span text:style-name="Source_20_Text"><text:span text:style-name="T13">[</text:span></text:span><text:span text:style-name="Source_20_Text"><text:span text:style-name="T16">0</text:span></text:span><text:span text:style-name="Source_20_Text"><text:span text:style-name="T13">].</text:span></text:span><text:span text:style-name="Source_20_Text"><text:span text:style-name="T10">name 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 Tomek</text:span></text:span></text:p>
      <text:h text:style-name="P1" text:outline-level="2"><text:bookmark text:name="wlasciwosci-prywatne"/><text:soft-page-break/>Właściwości prywatne</text:h>
      <text:p text:style-name="P7">Przez wiele lat byliśmy skazani na "udawanie" właściwości prywatnych oznaczając je znakiem podłogi na początku. Dzięki temu oznaczaliśmy właściwości, które miały być w założeniu niedostępne na zewnątrz (a które niestety były dostępne):</text:p>
      <text:p text:style-name="P3"><text:span text:style-name="Source_20_Text"><text:span text:style-name="T9">class</text:span></text:span><text:span text:style-name="Source_20_Text"><text:span text:style-name="T10"> Counter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0">_coun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0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11"><text:s text:c="4"/></text:span></text:span><text:span text:style-name="Source_20_Text"><text:span text:style-name="T9">get</text:span></text:span><text:span text:style-name="Source_20_Text"><text:span text:style-name="T10"> </text:span></text:span><text:span text:style-name="Source_20_Text"><text:span text:style-name="T14">nr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_count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/>
      <text:p text:style-name="P10"><text:span text:style-name="Source_20_Text"><text:span text:style-name="T11"><text:s text:c="4"/></text:span></text:span><text:span text:style-name="Source_20_Text"><text:span text:style-name="T14">incremen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_count</text:span></text:span><text:span text:style-name="Source_20_Text"><text:span text:style-name="T12">++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9">const</text:span></text:span><text:span text:style-name="Source_20_Text"><text:span text:style-name="T10"> c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Counter</text:span></text:span><text:span text:style-name="Source_20_Text"><text:span text:style-name="T13">();</text:span></text:span></text:p>
      <text:p text:style-name="P10"><text:span text:style-name="Source_20_Text"><text:span text:style-name="T10">c</text:span></text:span><text:span text:style-name="Source_20_Text"><text:span text:style-name="T13">.</text:span></text:span><text:span text:style-name="Source_20_Text"><text:span text:style-name="T14">increment</text:span></text:span><text:span text:style-name="Source_20_Text"><text:span text:style-name="T13">();</text:span></text:span></text:p>
      <text:p text:style-name="P10"><text:span text:style-name="Source_20_Text"><text:span text:style-name="T10">c</text:span></text:span><text:span text:style-name="Source_20_Text"><text:span text:style-name="T13">.</text:span></text:span><text:span text:style-name="Source_20_Text"><text:span text:style-name="T14">increment</text:span></text:span><text:span text:style-name="Source_20_Text"><text:span text:style-name="T13">();</text:span></text:span></text:p>
      <text:p text:style-name="P10"><text:span text:style-name="Source_20_Text"><text:span text:style-name="T10">c</text:span></text:span><text:span text:style-name="Source_20_Text"><text:span text:style-name="T13">.</text:span></text:span><text:span text:style-name="Source_20_Text"><text:span text:style-name="T14">increment</text:span></text:span><text:span text:style-name="Source_20_Text"><text:span text:style-name="T13">();</text:span></text:span></text:p>
      <text:p text:style-name="P1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c</text:span></text:span><text:span text:style-name="Source_20_Text"><text:span text:style-name="T13">.</text:span></text:span><text:span text:style-name="Source_20_Text"><text:span text:style-name="T10">nr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3</text:span></text:span></text:p>
      <text:p text:style-name="P1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c</text:span></text:span><text:span text:style-name="Source_20_Text"><text:span text:style-name="T13">.</text:span></text:span><text:span text:style-name="Source_20_Text"><text:span text:style-name="T10">_count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3 - mimo oznaczenia mamy dostęp z zewnątrz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<text:span text:style-name="T3">W ES7 pojawiły się już </text:span><text:a xlink:type="simple" xlink:href="https://github.com/tc39/proposal-class-fields#private-fields" text:style-name="Internet_20_link" text:visited-style-name="Visited_20_Internet_20_Link"><text:span text:style-name="T1">prawdziwe zmienne prywatne</text:span></text:a><text:span text:style-name="T3">, które poprzedzamy znakiem hash:</text:span></text:p>
      <text:p text:style-name="P3"><text:span text:style-name="Source_20_Text"><text:span text:style-name="T9">class</text:span></text:span><text:span text:style-name="Source_20_Text"><text:span text:style-name="T10"> Counter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0">#coun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0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11"><text:s text:c="4"/></text:span></text:span><text:span text:style-name="Source_20_Text"><text:span text:style-name="T14">incremen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#count</text:span></text:span><text:span text:style-name="Source_20_Text"><text:span text:style-name="T12">++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/>
      <text:p text:style-name="P10"><text:span text:style-name="Source_20_Text"><text:span text:style-name="T11"><text:s text:c="4"/></text:span></text:span><text:span text:style-name="Source_20_Text"><text:span text:style-name="T14">decremen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#count</text:span></text:span><text:span text:style-name="Source_20_Text"><text:span text:style-name="T12">--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/>
      <text:p text:style-name="P10"><text:span text:style-name="Source_20_Text"><text:span text:style-name="T11"><text:s text:c="4"/></text:span></text:span><text:span text:style-name="Source_20_Text"><text:span text:style-name="T14">showNr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#count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9">const</text:span></text:span><text:span text:style-name="Source_20_Text"><text:span text:style-name="T10"> c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Counter</text:span></text:span><text:span text:style-name="Source_20_Text"><text:span text:style-name="T13">();</text:span></text:span></text:p>
      <text:p text:style-name="P10"><text:span text:style-name="Source_20_Text"><text:span text:style-name="T10">c</text:span></text:span><text:span text:style-name="Source_20_Text"><text:span text:style-name="T13">.</text:span></text:span><text:span text:style-name="Source_20_Text"><text:span text:style-name="T14">increment</text:span></text:span><text:span text:style-name="Source_20_Text"><text:span text:style-name="T13">();</text:span></text:span></text:p>
      <text:p text:style-name="P1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c</text:span></text:span><text:span text:style-name="Source_20_Text"><text:span text:style-name="T13">.</text:span></text:span><text:span text:style-name="Source_20_Text"><text:span text:style-name="T14">showNr</text:span></text:span><text:span text:style-name="Source_20_Text"><text:span text:style-name="T13">());</text:span></text:span><text:span text:style-name="Source_20_Text"><text:span text:style-name="T10"> </text:span></text:span><text:span text:style-name="Source_20_Text"><text:span text:style-name="T15">//1</text:span></text:span></text:p>
      <text:p text:style-name="P1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c</text:span></text:span><text:span text:style-name="Source_20_Text"><text:span text:style-name="T13">.</text:span></text:span><text:span text:style-name="Source_20_Text"><text:span text:style-name="T10">#count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błąd - nie mamy dostępu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<text:span text:style-name="Source_20_Text"><text:span text:style-name="T9">class</text:span></text:span><text:span text:style-name="Source_20_Text"><text:span text:style-name="T10"> Test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0">#nr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0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11"><text:s text:c="4"/></text:span></text:span><text:span text:style-name="Source_20_Text"><text:span text:style-name="T9">set</text:span></text:span><text:span text:style-name="Source_20_Text"><text:span text:style-name="T10"> </text:span></text:span><text:span text:style-name="Source_20_Text"><text:span text:style-name="T14">count</text:span></text:span><text:span text:style-name="Source_20_Text"><text:span text:style-name="T13">(</text:span></text:span><text:span text:style-name="Source_20_Text"><text:span text:style-name="T10">nr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#nr </text:span></text:span><text:span text:style-name="Source_20_Text"><text:span text:style-name="T12">=</text:span></text:span><text:span text:style-name="Source_20_Text"><text:span text:style-name="T10"> nr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/>
      <text:p text:style-name="P10"><text:span text:style-name="Source_20_Text"><text:span text:style-name="T11"><text:s text:c="4"/></text:span></text:span><text:span text:style-name="Source_20_Text"><text:span text:style-name="T9">get</text:span></text:span><text:span text:style-name="Source_20_Text"><text:span text:style-name="T10"> </text:span></text:span><text:span text:style-name="Source_20_Text"><text:span text:style-name="T14">coun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#nr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9">const</text:span></text:span><text:span text:style-name="Source_20_Text"><text:span text:style-name="T10"> 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Test</text:span></text:span><text:span text:style-name="Source_20_Text"><text:span text:style-name="T13">();</text:span></text:span></text:p>
      <text:p text:style-name="P10"><text:span text:style-name="Source_20_Text"><text:span text:style-name="T10">t</text:span></text:span><text:span text:style-name="Source_20_Text"><text:span text:style-name="T13">.</text:span></text:span><text:span text:style-name="Source_20_Text"><text:span text:style-name="T10">coun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20</text:span></text:span><text:span text:style-name="Source_20_Text"><text:span text:style-name="T13">;</text:span></text:span></text:p>
      <text:p text:style-name="P1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t</text:span></text:span><text:span text:style-name="Source_20_Text"><text:span text:style-name="T13">.</text:span></text:span><text:span text:style-name="Source_20_Text"><text:span text:style-name="T10">count</text:span></text:span><text:span text:style-name="Source_20_Text"><text:span text:style-name="T13">)</text:span></text:span></text:p>
      <text:p text:style-name="P10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t</text:span></text:span><text:span text:style-name="Source_20_Text"><text:span text:style-name="T13">.</text:span></text:span><text:span text:style-name="Source_20_Text"><text:span text:style-name="T10">#nr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5">//błąd - Private field '#nr' must be declared in an enclosing class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" text:outline-level="2"><text:bookmark text:name="abstract"/><text:soft-page-break/>Klasa abstrakcyjna</text:h>
      <text:p text:style-name="P7">Klasa abstrakcyjna, to taka klasa, na bazie której nie powinniśmy tworzyć nowych instancji, a jedynie ją w przyszłości rozszerzać. Aby zapobiec tworzeniu nowych instancji na bazie danej klasy możemy posłużyć się zapisem:</text:p>
      <text:p text:style-name="P3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constructor </text:span></text:span><text:span text:style-name="Source_20_Text"><text:span text:style-name="T12">===</text:span></text:span><text:span text:style-name="Source_20_Text"><text:span text:style-name="T10"> Animal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12"/></text:span></text:span><text:span text:style-name="Source_20_Text"><text:span text:style-name="T9">throw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Error</text:span></text:span><text:span text:style-name="Source_20_Text"><text:span text:style-name="T13">(</text:span></text:span><text:span text:style-name="Source_20_Text"><text:span text:style-name="T12">"Nie możesz tworzyć obiektów z klasy abstrakcyjnej!"</text:span></text:span><text:span text:style-name="Source_20_Text"><text:span text:style-name="T13">);</text:span></text:span></text:p>
      <text:p text:style-name="P10"><text:span text:style-name="Source_20_Text"><text:span text:style-name="T11"><text:s text:c="8"/></text:span></text:span><text:span text:style-name="Source_20_Text"><text:span text:style-name="T13">}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1"><text:s text:c="4"/></text:span></text:span><text:span text:style-name="Source_20_Text"><text:span text:style-name="T14">ea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2">"I eat food"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5">//lub</text:span></text:span></text:p>
      <text:p text:style-name="P10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10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new</text:span></text:span><text:span text:style-name="Source_20_Text"><text:span text:style-name="T13">.</text:span></text:span><text:span text:style-name="Source_20_Text"><text:span text:style-name="T10">target </text:span></text:span><text:span text:style-name="Source_20_Text"><text:span text:style-name="T12">===</text:span></text:span><text:span text:style-name="Source_20_Text"><text:span text:style-name="T10"> Animal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12"/></text:span></text:span><text:span text:style-name="Source_20_Text"><text:span text:style-name="T9">throw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Error</text:span></text:span><text:span text:style-name="Source_20_Text"><text:span text:style-name="T13">(</text:span></text:span><text:span text:style-name="Source_20_Text"><text:span text:style-name="T12">"Nie możesz tworzyć obiektów z klasy abstrakcyjnej!"</text:span></text:span><text:span text:style-name="Source_20_Text"><text:span text:style-name="T13">);</text:span></text:span></text:p>
      <text:p text:style-name="P10"><text:span text:style-name="Source_20_Text"><text:span text:style-name="T11"><text:s text:c="8"/></text:span></text:span><text:span text:style-name="Source_20_Text"><text:span text:style-name="T13">}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10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1"><text:s text:c="4"/></text:span></text:span><text:span text:style-name="Source_20_Text"><text:span text:style-name="T14">ea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0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2">"I eat food"</text:span></text:span><text:span text:style-name="Source_20_Text"><text:span text:style-name="T13">;</text:span></text:span></text:p>
      <text:p text:style-name="P10"><text:span text:style-name="Source_20_Text"><text:span text:style-name="T11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h text:style-name="P2" text:outline-level="2"><text:bookmark text:name="zadania"/><text:soft-page-break/>Trening czyni mistrza</text:h>
      <text:p text:style-name="P15">Poniżej zamieszczam kilka zadań, które w ramach ćwiczenia możesz wykonać:</text:p>
      <text:list xml:id="list1996733655279832727" text:style-name="L1">
        <text:list-item>
          <text:p text:style-name="P17">Stwórz klasę Brick, która będzie opisywać pojedynczy klocek w Arkanoid. Niech ma:<text:line-break/>- właściwości x, y<text:line-break/>- właściwość graphic<text:line-break/>- właściwości width, height<text:line-break/>- właściwość type<text:line-break/>- właściwość live<text:line-break/>- metodę print, która wypisze powyższe detale.<text:line-break/>- metodę init, która wypisze w konsoli "Dodano na planszę"</text:p>
          <text:p text:style-name="P18"><text:span text:style-name="T3">Stwórz klasy </text:span><text:span text:style-name="Strong_20_Emphasis"><text:span text:style-name="T7">BrickRed, BrickBlue, BrickGreen</text:span></text:span><text:span text:style-name="T3">, które będą dziedziczyć po klasie Brick.<text:line-break/>Klasy powinny mieć:<text:line-break/><text:line-break/></text:span><text:span text:style-name="Strong_20_Emphasis"><text:span text:style-name="T7">BrickBlue powinien mieć:</text:span></text:span><text:span text:style-name="T3"><text:line-break/>- graphic ustawiony na "blue.png"<text:line-break/>- live ustawione na 10<text:line-break/><text:line-break/></text:span><text:span text:style-name="Strong_20_Emphasis"><text:span text:style-name="T7">BrickRed powinien mieć:</text:span></text:span><text:span text:style-name="T3"><text:line-break/>- graphic ustawiony na "red.png"<text:line-break/>- live ustawione na 15<text:line-break/><text:line-break/></text:span><text:span text:style-name="Strong_20_Emphasis"><text:span text:style-name="T7">BrickGreen powinien mieć:</text:span></text:span><text:span text:style-name="T3"><text:line-break/>- graphic ustawiony na "green.png"<text:line-break/>- live ustawione na 20</text:span></text:p>
          <text:p text:style-name="P18"><text:span text:style-name="T3">Dodatkowo stwórz klasę </text:span><text:span text:style-name="Strong_20_Emphasis"><text:span text:style-name="T7">BrickAnim</text:span></text:span><text:span text:style-name="T3">, która będzie dziedziczyć po klasie Brick. Klasa ta powinna mieć metodę moveHorizontal, która będzie wypisywać w konsoli "poruszam się poziomo z szybkością ...". W miejsce kropek wstaw właściwość speed, którą będzie miała ta klasa.</text:span></text:p>
          <text:p text:style-name="P17">Stwórz kilka obiektów na bazie powyższych klas. Zainicjuj im metody init() i print().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, Courier New" svg:font-family="'Arial, Courier New', Consolas, 'Courier New', monospace"/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19T11:04:12.22</dc:date>
    <meta:editing-duration>PT2H17M35S</meta:editing-duration>
    <meta:editing-cycles>43</meta:editing-cycles>
    <meta:document-statistic meta:table-count="0" meta:image-count="2" meta:object-count="0" meta:page-count="15" meta:paragraph-count="307" meta:word-count="1414" meta:character-count="9994"/>
  </office:meta>
</office:document-meta>
</file>